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1226" officeooo:paragraph-rsid="00071226"/>
    </style:style>
    <style:style style:name="P2" style:family="paragraph" style:parent-style-name="Standard">
      <style:text-properties officeooo:rsid="0007fe0a" officeooo:paragraph-rsid="0007fe0a"/>
    </style:style>
    <style:style style:name="P3" style:family="paragraph" style:parent-style-name="Standard">
      <style:text-properties officeooo:rsid="0007fe0a" officeooo:paragraph-rsid="0008944a"/>
    </style:style>
    <style:style style:name="P4" style:family="paragraph" style:parent-style-name="Standard">
      <style:text-properties officeooo:rsid="0008944a" officeooo:paragraph-rsid="0008944a"/>
    </style:style>
    <style:style style:name="P5" style:family="paragraph" style:parent-style-name="Standard">
      <style:text-properties officeooo:rsid="0008944a" officeooo:paragraph-rsid="0008944a"/>
    </style:style>
    <style:style style:name="T1" style:family="text">
      <style:text-properties officeooo:rsid="0008944a"/>
    </style:style>
    <style:style style:name="T2" style:family="text">
      <style:text-properties officeooo:rsid="000afd21"/>
    </style:style>
    <style:style style:name="T3" style:family="text">
      <style:text-properties officeooo:rsid="000c77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D</text:p>
      <text:p text:style-name="P1">We learned how to write and use basic mathematical calculations such as multiplication, division, square root, remainder. And we also learned how to apply these math operations to the floating point numbers.</text:p>
      <text:p text:style-name="P1"/>
      <text:p text:style-name="P1">D1a.asm:</text:p>
      <text:p text:style-name="P1">This example is about using the multiplication of two registers.</text:p>
      <text:p text:style-name="P1"/>
      <text:p text:style-name="P1">C1b.asm:</text:p>
      <text:p text:style-name="P1">Introduction of multiplication of the values that produce a result more than 64bits. We used the multiply upper half with signed and unsigned values.</text:p>
      <text:p text:style-name="P1"/>
      <text:p text:style-name="P1">D1c.asm</text:p>
      <text:p text:style-name="P1">We calculated the area of a rectangle with the given values by the user. Program prints what user should enter and then reads the given values to calculate the area.</text:p>
      <text:p text:style-name="P1"/>
      <text:p text:style-name="P1">D1d.asm</text:p>
      <text:p text:style-name="P1">Introduction of the divisor operator. Register x5 stores the value 1000 and then divide it with register x6’s value which is 20 and gives the result 50.</text:p>
      <text:p text:style-name="P1"/>
      <text:p text:style-name="P1">d1e.asm</text:p>
      <text:p text:style-name="P1">Example of the remainder operator. Value in the x5 = 67 modulo value in x6 = 16 is equal to 3.</text:p>
      <text:p text:style-name="P1"/>
      <text:p text:style-name="P1">d1f.asm</text:p>
      <text:p text:style-name="P2">This example is the where we find given two positive integers’ greatest common divisor. We ask user to input two integers and then our program loop through the given values with the quotient remainder form. Which basically break down the given numbers into smaller numbers to get the greatest common divisor.</text:p>
      <text:p text:style-name="P2"/>
      <text:p text:style-name="P2">D2a.asm</text:p>
      <text:p text:style-name="P2">We learned defining floating point values and how to load them from memory to the registers.</text:p>
      <text:p text:style-name="P2"/>
      <text:p text:style-name="P2">D2b.asm</text:p>
      <text:p text:style-name="P2">This is an example how to write and use basic mathematical operations with the floating point values.</text:p>
      <text:p text:style-name="P2"/>
      <text:p text:style-name="P2">D2c.asm</text:p>
      <text:p text:style-name="P2">We can see that the given value is important when we are working with the floating point values in this example. Because when we add -1.1e17 and 1.1e17 we get 0 and then adding 3.0 will give result 3.0 but if we add 1.1e17 and 3.0 first, and then we add -1.1e17 and the result of the previous calculation we get different result at the end. </text:p>
      <text:p text:style-name="P2"/>
      <text:p text:style-name="P2">d2d2.asm</text:p>
      <text:p text:style-name="P2">When we changed the given value -1.1e17 and 1.1e17 to -1.1e15 and 1.1e15 respectively, we will get the same results at the end. This shows that addition can differ depending on the given values.</text:p>
      <text:p text:style-name="P2"/>
      <text:p text:style-name="P2">D2e.asm</text:p>
      <text:p text:style-name="P2">In this example we learned how to store the floating point values in the memory. This program calculates the given value’s addition divided by the value’s multiplication and then stores the result in the memory.</text:p>
      <text:p text:style-name="P2"><text:soft-page-break/>D2f.asm</text:p>
      <text:p text:style-name="P2">This program gets the maximum and minimum of the given two floating point values. </text:p>
      <text:p text:style-name="P2"/>
      <text:p text:style-name="P2">D2g.asm</text:p>
      <text:p text:style-name="P2">Introduction of the square root operations with the floating point numbers. This program takes the square root of two and gives the result as 1.4142….</text:p>
      <text:p text:style-name="P2"/>
      <text:p text:style-name="P2">d2h.asm</text:p>
      <text:p text:style-name="P2">We learned how to use sign injection operations in this example. “fsgnj.d” is used to inject given value, while “fsgnjn.d” multiplies the value with minus and then assigns the value. “fsgnjx.d” takes the absolute value and then assigns the values. </text:p>
      <text:p text:style-name="P2"/>
      <text:p text:style-name="P4">D2i.asm</text:p>
      <text:p text:style-name="P3"><text:span text:style-name="T1">In this example, we move double to long and long to double.</text:span> <text:span text:style-name="T1">Given floating point value 2.0 is moved to the integer register and then given integer value -1 is moved to the floating point registers without conversion.</text:span></text:p>
      <text:p text:style-name="P3"/>
      <text:p text:style-name="P4">D2j.asm</text:p>
      <text:p text:style-name="P4">In the previous example we did not convert the given value we just moved them between floating point and integer registers. But in this example we converted the given integers into floating point values and then dived them. And then we converted the floating point result to the integer value.</text:p>
      <text:p text:style-name="P4"/>
      <text:p text:style-name="P4">D2k.asm</text:p>
      <text:p text:style-name="P4">We can see how we used the comparison operator in this example. Program has a continues loop where it compares the value given by the user with the values we defined at the memory. Program takes the value from user and then if this value is less then 3.0 program assigns x = 5 and prints, if x is greater than or equal to 5 program assigns x = 3 and prints this back to user. And if the input value is neither less than 3 nor bigger than or equal to 5 program outputs the input value as it is.</text:p>
      <text:p text:style-name="P4"/>
      <text:p text:style-name="P4"/>
      <text:p text:style-name="P4">In the lab D, I learned how to write and use basic mathematical operations with the integers and as well as the floating point values. <text:span text:style-name="T2">My favorite part was </text:span><text:span text:style-name="T3">to see that we can either move floating point value and integers to the integer and floating point registers respectively with and without conversion. The difficult part was the last example where we compare input value with the values we defined at the memory. I understood the logic of this program when I read but it looks complicated. Other than that this lab was straightforward.</text:span></text:p>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15:14.348326761</meta:creation-date>
    <dc:date>2023-02-16T18:24:18.417638468</dc:date>
    <meta:editing-duration>PT1H56M32S</meta:editing-duration>
    <meta:editing-cycles>5</meta:editing-cycles>
    <meta:generator>LibreOffice/7.4.3.2$Linux_X86_64 LibreOffice_project/1048a8393ae2eeec98dff31b5c133c5f1d08b890</meta:generator>
    <meta:document-statistic meta:table-count="0" meta:image-count="0" meta:object-count="0" meta:page-count="2" meta:paragraph-count="37" meta:word-count="744" meta:character-count="4227" meta:non-whitespace-character-count="3517"/>
  </office:meta>
</office:document-meta>
</file>